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109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61cm" fo:padding-right="0.26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110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61cm" fo:padding-right="0.26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111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61cm" fo:padding-right="0.26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112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61cm" fo:padding-right="0.26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113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61cm" fo:padding-right="0.26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114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61cm" fo:padding-right="0.26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115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61cm" fo:padding-right="0.26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116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61cm" fo:padding-right="0.26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1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1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1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61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61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1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61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61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draw:stroke-dash="Dashed_20__28_var_29__20_61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cm" fo:padding-bottom="0cm" fo:padding-left="0cm" fo:padding-right="0cm" draw:shadow="hidden" draw:shadow-offset-x="0.3cm" draw:shadow-offset-y="0.3cm" draw:shadow-color="#808080"/>
    </style:style>
    <style:style style:name="gr2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09cm" fo:padding-top="0cm" fo:padding-bottom="0cm" fo:padding-left="0cm" fo:padding-right="0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019cm" svg:stroke-color="#c0598e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3" style:family="graphic" style:parent-style-name="standard">
      <style:graphic-properties draw:stroke="solid" svg:stroke-width="0.019cm" svg:stroke-color="#c0598e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4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182c5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Bitstream Vera Sans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b5e087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" style:family="paragraph">
      <loext:graphic-properties draw:fill="solid" draw:fill-color="#0182c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201cm" svg:height="1.923cm" svg:x="9.662cm" svg:y="14.118cm" svg:viewBox="0 0 2202 1924" draw:points="1626,1724 2202,631 1668,0 879,832 297,61 0,1924 873,1177">
            <text:p/>
          </draw:polygon>
          <draw:polygon draw:style-name="gr1" draw:text-style-name="P1" draw:layer="layout" svg:width="1.989cm" svg:height="2.153cm" svg:x="7.018cm" svg:y="13.813cm" svg:viewBox="0 0 1990 2154" draw:points="406,1699 0,540 643,0 1286,965 1990,285 1978,2154 1232,1298">
            <text:p/>
          </draw:polygon>
          <draw:polygon draw:style-name="gr2" draw:text-style-name="P2" draw:layer="layout" svg:width="2.269cm" svg:height="2.7cm" svg:x="4.365cm" svg:y="13.767cm" svg:viewBox="0 0 2270 2701" draw:points="291,577 838,0 1499,443 1214,1032 2270,2452 1032,1887 0,2701 692,1080">
            <text:p/>
          </draw:polygon>
          <draw:g>
            <draw:line draw:style-name="gr3" draw:text-style-name="P3" draw:layer="layout" svg:x1="5.199cm" svg:y1="13.767cm" svg:x2="4.656cm" svg:y2="14.347cm">
              <text:p/>
            </draw:line>
            <draw:line draw:style-name="gr4" draw:text-style-name="P3" draw:layer="layout" svg:x1="4.656cm" svg:y1="14.342cm" svg:x2="5.057cm" svg:y2="14.85cm">
              <text:p/>
            </draw:line>
            <draw:line draw:style-name="gr5" draw:text-style-name="P3" draw:layer="layout" svg:x1="5.057cm" svg:y1="14.85cm" svg:x2="4.355cm" svg:y2="16.477cm">
              <text:p/>
            </draw:line>
            <draw:line draw:style-name="gr6" draw:text-style-name="P3" draw:layer="layout" svg:x1="4.355cm" svg:y1="16.476cm" svg:x2="5.415cm" svg:y2="15.649cm">
              <text:p/>
            </draw:line>
            <draw:line draw:style-name="gr7" draw:text-style-name="P3" draw:layer="layout" svg:x1="5.202cm" svg:y1="13.767cm" svg:x2="5.862cm" svg:y2="14.21cm">
              <text:p/>
            </draw:line>
            <draw:line draw:style-name="gr8" draw:text-style-name="P3" draw:layer="layout" svg:x1="5.583cm" svg:y1="14.793cm" svg:x2="5.859cm" svg:y2="14.208cm">
              <text:p/>
            </draw:line>
            <draw:line draw:style-name="gr9" draw:text-style-name="P3" draw:layer="layout" svg:x1="5.583cm" svg:y1="14.79cm" svg:x2="6.632cm" svg:y2="16.217cm">
              <text:p/>
            </draw:line>
            <draw:line draw:style-name="gr10" draw:text-style-name="P3" draw:layer="layout" svg:x1="6.635cm" svg:y1="16.217cm" svg:x2="5.416cm" svg:y2="15.649cm">
              <text:p/>
            </draw:line>
          </draw:g>
          <draw:g>
            <draw:line draw:style-name="gr11" draw:text-style-name="P4" draw:layer="layout" svg:x1="7.022cm" svg:y1="14.353cm" svg:x2="7.667cm" svg:y2="13.811cm">
              <text:p/>
            </draw:line>
            <draw:line draw:style-name="gr12" draw:text-style-name="P4" draw:layer="layout" svg:x1="7.66cm" svg:y1="13.811cm" svg:x2="8.298cm" svg:y2="14.775cm">
              <text:p/>
            </draw:line>
            <draw:line draw:style-name="gr13" draw:text-style-name="P4" draw:layer="layout" svg:x1="8.302cm" svg:y1="14.769cm" svg:x2="9.007cm" svg:y2="14.088cm">
              <text:p/>
            </draw:line>
            <draw:line draw:style-name="gr14" draw:text-style-name="P4" draw:layer="layout" svg:x1="9.008cm" svg:y1="14.088cm" svg:x2="8.99cm" svg:y2="15.973cm">
              <text:p/>
            </draw:line>
            <draw:line draw:style-name="gr15" draw:text-style-name="P4" draw:layer="layout" svg:x1="8.989cm" svg:y1="15.977cm" svg:x2="8.242cm" svg:y2="15.097cm">
              <text:p/>
            </draw:line>
            <draw:line draw:style-name="gr16" draw:text-style-name="P4" draw:layer="layout" svg:x1="8.245cm" svg:y1="15.097cm" svg:x2="7.425cm" svg:y2="15.519cm">
              <text:p/>
            </draw:line>
            <draw:line draw:style-name="gr17" draw:text-style-name="P4" draw:layer="layout" svg:x1="7.022cm" svg:y1="14.35cm" svg:x2="7.425cm" svg:y2="15.519cm">
              <text:p/>
            </draw:line>
            <draw:polygon draw:style-name="gr18" draw:text-style-name="P5" draw:layer="layout" svg:width="2.209cm" svg:height="1.92cm" svg:x="9.662cm" svg:y="14.111cm" svg:viewBox="0 0 2210 1921" draw:points="292,58 875,845 1663,0 2210,640 1620,1727 881,1176 0,1921">
              <text:p/>
            </draw:polygon>
            <draw:frame draw:name="DescriptionOOoTep" draw:style-name="gr19" draw:text-style-name="P6" draw:layer="layout" svg:width="0.004cm" svg:height="0.004cm" svg:x="7.023cm" svg:y="13.811cm">
              <draw:text-box>
                <text:p/>
              </draw:text-box>
              <svg:desc>@options;

@figure;
  A = point( -5.3 , 2.77 )  { i };
  B = point( -4.23 , 3.67 )  { i };
  sAB = segment( A , B );
  C = point( -3.17 , 2.07 )  { i };
  sBC = segment( B , C );
  D = point( -2 , 3.2 )  { i };
  sCD = segment( C , D );
  E = point( -2.03 , 0.07 )  { i };
  sDE = segment( D , E );
  F = point( -3.27 , 1.53 )  { i };
  sEF = segment( E , F );
  G = point( -4.63 , 0.83 )  { i };
  sFG = segment( F , G );
  sAG = segment( A , G );
  H = point( -0.9 , 6.93 )  { i };
  I = point( -1.9 , -5.16 )  { i };
  sHI = segment( H , I )  { i };
  J = symetrique( A , sHI )  { i };
  K = symetrique( B , sHI )  { i };
  L = symetrique( D , sHI )  { i };
  M = symetrique( E , sHI )  { i };
  N = symetrique( F , sHI )  { i };
  O = symetrique( G , sHI )  { i };
  P = symetrique( C , sHI )  { i };
  polyLPKJONM = polygone( L , P , K , J , O , N , M  );

</svg:desc>
            </draw:frame>
          </draw:g>
          <draw:frame draw:style-name="gr20" draw:text-style-name="P8" draw:layer="layout" svg:width="1.639cm" svg:height="0.385cm" svg:x="4.827cm" svg:y="16.382cm">
            <draw:text-box>
              <text:p text:style-name="P7"><text:span text:style-name="T1">Figure 1</text:span></text:p>
            </draw:text-box>
          </draw:frame>
          <draw:frame draw:style-name="gr21" draw:text-style-name="P9" draw:layer="layout" svg:width="1.431cm" svg:height="0.509cm" svg:x="8.842cm" svg:y="16.28cm">
            <draw:text-box>
              <text:p text:style-name="P7"><text:span text:style-name="T1">Figure 2</text:span></text:p>
            </draw:text-box>
          </draw:frame>
          <draw:frame draw:style-name="gr21" draw:text-style-name="P9" draw:layer="layout" svg:width="1.431cm" svg:height="0.509cm" svg:x="13.31cm" svg:y="16.285cm">
            <draw:text-box>
              <text:p text:style-name="P7"><text:span text:style-name="T1">Figure 3</text:span></text:p>
            </draw:text-box>
          </draw:frame>
          <draw:line draw:style-name="gr22" draw:text-style-name="P10" draw:layer="layout" svg:x1="5.986cm" svg:y1="13.114cm" svg:x2="7.454cm" svg:y2="16.791cm">
            <text:p/>
          </draw:line>
          <draw:line draw:style-name="gr22" draw:text-style-name="P10" draw:layer="layout" svg:x1="11.288cm" svg:y1="13.116cm" svg:x2="13.148cm" svg:y2="16.805cm">
            <text:p/>
          </draw:line>
          <draw:rect draw:style-name="gr23" draw:text-style-name="P11" draw:layer="layout" svg:width="13.812cm" svg:height="3.678cm" svg:x="3.779cm" svg:y="13.114cm">
            <text:p/>
          </draw:rect>
          <draw:polygon draw:style-name="gr24" draw:text-style-name="P12" draw:layer="layout" svg:width="3.644cm" svg:height="2.84cm" svg:x="13.368cm" svg:y="13.648cm" svg:viewBox="0 0 3645 2841" draw:points="0,883 746,284 1482,1411 1544,1327 1375,729 1881,1005 2280,606 2265,1235 2357,1266 2763,0 3645,407 3568,1810 2533,1603 2257,2240 2265,2792 2088,2592 1982,2841 1828,2286 1406,1787 455,225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6cm" draw:dots2="1" draw:dots2-length="0.006cm" draw:distance="0.006cm"/>
    <draw:stroke-dash draw:name="Dashed_20__28_var_29__20_6121" draw:display-name="Dashed (var) 6121" draw:style="rect" draw:dots1="1" draw:dots1-length="0.006cm" draw:dots2="1" draw:dots2-length="0.006cm" draw:distance="0.006cm"/>
    <draw:stroke-dash draw:name="Dashed_20__28_var_29__20_6122" draw:display-name="Dashed (var) 6122" draw:style="rect" draw:dots1="1" draw:dots1-length="0.006cm" draw:dots2="1" draw:dots2-length="0.006cm" draw:distance="0.006cm"/>
    <draw:stroke-dash draw:name="Dashed_20__28_var_29__20_6123" draw:display-name="Dashed (var) 6123" draw:style="rect" draw:dots1="1" draw:dots1-length="0.006cm" draw:dots2="1" draw:dots2-length="0.006cm" draw:distance="0.006cm"/>
    <draw:stroke-dash draw:name="Dashed_20__28_var_29__20_6124" draw:display-name="Dashed (var) 6124" draw:style="rect" draw:dots1="1" draw:dots1-length="0.006cm" draw:dots2="1" draw:dots2-length="0.006cm" draw:distance="0.006cm"/>
    <draw:stroke-dash draw:name="Dashed_20__28_var_29__20_6125" draw:display-name="Dashed (var) 6125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0:59:19.559508336</meta:creation-date>
    <dc:date>2018-04-10T10:59:50.837282018</dc:date>
    <meta:editing-duration>PT31S</meta:editing-duration>
    <meta:editing-cycles>1</meta:editing-cycles>
    <meta:document-statistic meta:object-count="30"/>
    <meta:generator>LibreOffice/6.0.0.3$MacOSX_X86_64 LibreOffice_project/64a0f66915f38c6217de274f0aa8e15618924765</meta:generator>
  </office:meta>
</office:document-meta>
</file>